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of="urn:oasis:names:tc:opendocument:xmlns:of:1.2" xmlns:svg="urn:oasis:names:tc:opendocument:xmlns:svg-compatible:1.0" xmlns:number="urn:oasis:names:tc:opendocument:xmlns:data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of="urn:oasis:names:tc:opendocument:xmlns:of:1.2" xmlns:svg="urn:oasis:names:tc:opendocument:xmlns:svg-compatible:1.0" xmlns:number="urn:oasis:names:tc:opendocument:xmlns:datastyle:1.0" office:version="1.2">
  <office:automatic-styles/>
  <office:body>
    <office:spreadsheet>
      <table:table table:name="DataSheet">
        <table:table-row>
          <table:table-cell office:value-type="string">
            <text:p>utility_component_temp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key</text:p>
          </table:table-cell>
          <table:table-cell office:value-type="string">
            <text:p>size</text:p>
          </table:table-cell>
          <table:table-cell office:value-type="string">
            <text:p>icon</text:p>
          </table:table-cell>
          <table:table-cell office:value-type="string">
            <text:p>icon_frame</text:p>
          </table:table-cell>
          <table:table-cell office:value-type="string">
            <text:p>power</text:p>
          </table:table-cell>
          <table:table-cell office:value-type="string">
            <text:p>cost</text:p>
          </table:table-cell>
          <table:table-cell office:value-type="string">
            <text:p>ai_weight</text:p>
          </table:table-cell>
          <table:table-cell office:value-type="string">
            <text:p>component_set</text:p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ize_restriction</text:p>
          </table:table-cell>
          <table:table-cell office:value-type="string">
            <text:p>prerequisites</text:p>
          </table:table-cell>
          <table:table-cell office:value-type="string">
            <text:p>upgrades_to</text:p>
          </table:table-cell>
          <table:table-cell office:value-type="string">
            <text:p>valid_for_country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eight</text:p>
          </table:table-cell>
          <table:table-cell office:value-type="string">
            <text:p/>
          </table:table-cell>
          <table:table-cell office:value-type="string">
            <text:p>ship_auto_repair_add</text:p>
          </table:table-cell>
          <table:table-cell office:value-type="string">
            <text:p>ship_hitpoints_mult</text:p>
          </table:table-cell>
          <table:table-cell office:value-type="string">
            <text:p>ship_shield_hp_mult</text:p>
          </table:table-cell>
          <table:table-cell office:value-type="string">
            <text:p>ship_shield_regen_add_perc</text:p>
          </table:table-cell>
          <table:table-cell office:value-type="string">
            <text:p>ship_accuracy_ad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odifier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actor</text:p>
          </table:table-cell>
          <table:table-cell office:value-type="string">
            <text:p>is_country_type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MPTY_AUX_SLOT"</text:p>
          </table:table-cell>
          <table:table-cell office:value-type="string">
            <text:p>aux</text:p>
          </table:table-cell>
          <table:table-cell office:value-type="string">
            <text:p>"GFX_ship_part_empty_ftl_drive"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SMARTMETAL_BANK_1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3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corvette }</text:p>
          </table:table-cell>
          <table:table-cell office:value-type="string">
            <text:p>{ "tech_smartmetal_manipulation_1" }</text:p>
          </table:table-cell>
          <table:table-cell office:value-type="string">
            <text:p>"CORVETTE_SMARTMETAL_BANK_2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SMARTMETAL_BANK_2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6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corvette }</text:p>
          </table:table-cell>
          <table:table-cell office:value-type="string">
            <text:p>{ "tech_smartmetal_manipulation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SHIELD_MULTIPLEXER_1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25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5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>{ corvette }</text:p>
          </table:table-cell>
          <table:table-cell office:value-type="string">
            <text:p>{ "tech_shield_multiplexer_1" }</text:p>
          </table:table-cell>
          <table:table-cell office:value-type="string">
            <text:p>"CORVETTE_SHIELD_MULTIPLEXER_2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SHIELD_MULTIPLEXER_2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>{ corvette }</text:p>
          </table:table-cell>
          <table:table-cell office:value-type="string">
            <text:p>{ "tech_shield_multiplexer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TARGETING_OPTRONICS_1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{ corvette }</text:p>
          </table:table-cell>
          <table:table-cell office:value-type="string">
            <text:p>{ "tech_targeting_optronics_1" }</text:p>
          </table:table-cell>
          <table:table-cell office:value-type="string">
            <text:p>"CORVETTE_TARGETING_OPTRONICS_2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TARGETING_OPTRONICS_2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{ corvette }</text:p>
          </table:table-cell>
          <table:table-cell office:value-type="string">
            <text:p>{ "tech_targeting_optronics_2" }</text:p>
          </table:table-cell>
          <table:table-cell office:value-type="string">
            <text:p>"CORVETTE_TARGETING_OPTRONICS_3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ORVETTE_TARGETING_OPTRONICS_3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100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>{ corvette }</text:p>
          </table:table-cell>
          <table:table-cell office:value-type="string">
            <text:p>{ tech_enigmatic_encoder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SMARTMETAL_BANK_1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40</text:p>
          </table:table-cell>
          <table:table-cell office:value-type="string">
            <text:p>4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destroyer small_ship_fallen_empire }</text:p>
          </table:table-cell>
          <table:table-cell office:value-type="string">
            <text:p>{ "tech_smartmetal_manipulation_1" }</text:p>
          </table:table-cell>
          <table:table-cell office:value-type="string">
            <text:p>"DESTROYER_SMARTMETAL_BANK_2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SMARTMETAL_BANK_2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1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destroyer small_ship_fallen_empire }</text:p>
          </table:table-cell>
          <table:table-cell office:value-type="string">
            <text:p>{ "tech_smartmetal_manipulation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SHIELD_MULTIPLEXER_1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5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>{ destroyer small_ship_fallen_empire }</text:p>
          </table:table-cell>
          <table:table-cell office:value-type="string">
            <text:p>{ "tech_shield_multiplexer_1" }</text:p>
          </table:table-cell>
          <table:table-cell office:value-type="string">
            <text:p>"DESTROYER_SHIELD_MULTIPLEXER_2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SHIELD_MULTIPLEXER_2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120</text:p>
          </table:table-cell>
          <table:table-cell office:value-type="string">
            <text:p>12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>{ destroyer small_ship_fallen_empire }</text:p>
          </table:table-cell>
          <table:table-cell office:value-type="string">
            <text:p>{ "tech_shield_multiplexer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TARGETING_OPTRONICS_1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40</text:p>
          </table:table-cell>
          <table:table-cell office:value-type="string">
            <text:p>4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{ destroyer small_ship_fallen_empire }</text:p>
          </table:table-cell>
          <table:table-cell office:value-type="string">
            <text:p>{ "tech_targeting_optronics_1" }</text:p>
          </table:table-cell>
          <table:table-cell office:value-type="string">
            <text:p>"DESTROYER_TARGETING_OPTRONICS_2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TARGETING_OPTRONICS_2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1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{ destroyer small_ship_fallen_empire }</text:p>
          </table:table-cell>
          <table:table-cell office:value-type="string">
            <text:p>{ "tech_targeting_optronics_2" }</text:p>
          </table:table-cell>
          <table:table-cell office:value-type="string">
            <text:p>"DESTROYER_TARGETING_OPTRONICS_3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ESTROYER_TARGETING_OPTRONICS_3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200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>{ destroyer small_ship_fallen_empire }</text:p>
          </table:table-cell>
          <table:table-cell office:value-type="string">
            <text:p>{ tech_enigmatic_encoder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SMARTMETAL_BANK_1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80</text:p>
          </table:table-cell>
          <table:table-cell office:value-type="string">
            <text:p>8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cruiser }</text:p>
          </table:table-cell>
          <table:table-cell office:value-type="string">
            <text:p>{ "tech_smartmetal_manipulation_1" }</text:p>
          </table:table-cell>
          <table:table-cell office:value-type="string">
            <text:p>"CRUISER_SMARTMETAL_BANK_2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SMARTMETAL_BANK_2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2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cruiser }</text:p>
          </table:table-cell>
          <table:table-cell office:value-type="string">
            <text:p>{ "tech_smartmetal_manipulation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SHIELD_MULTIPLEXER_1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1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5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>{ cruiser }</text:p>
          </table:table-cell>
          <table:table-cell office:value-type="string">
            <text:p>{ "tech_shield_multiplexer_1" }</text:p>
          </table:table-cell>
          <table:table-cell office:value-type="string">
            <text:p>"CRUISER_SHIELD_MULTIPLEXER_2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SHIELD_MULTIPLEXER_2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240</text:p>
          </table:table-cell>
          <table:table-cell office:value-type="string">
            <text:p>24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>{ cruiser }</text:p>
          </table:table-cell>
          <table:table-cell office:value-type="string">
            <text:p>{ "tech_shield_multiplexer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TARGETING_OPTRONICS_1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80</text:p>
          </table:table-cell>
          <table:table-cell office:value-type="string">
            <text:p>8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{ cruiser }</text:p>
          </table:table-cell>
          <table:table-cell office:value-type="string">
            <text:p>{ "tech_targeting_optronics_1" }</text:p>
          </table:table-cell>
          <table:table-cell office:value-type="string">
            <text:p>"CRUISER_TARGETING_OPTRONICS_2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TARGETING_OPTRONICS_2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2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{ cruiser }</text:p>
          </table:table-cell>
          <table:table-cell office:value-type="string">
            <text:p>{ "tech_targeting_optronics_2" }</text:p>
          </table:table-cell>
          <table:table-cell office:value-type="string">
            <text:p>"CRUISER_TARGETING_OPTRONICS_3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CRUISER_TARGETING_OPTRONICS_3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400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>{ cruiser }</text:p>
          </table:table-cell>
          <table:table-cell office:value-type="string">
            <text:p>{ tech_enigmatic_encoder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SMARTMETAL_BANK_1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160</text:p>
          </table:table-cell>
          <table:table-cell office:value-type="string">
            <text:p>16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battleship large_ship_fallen_empire }</text:p>
          </table:table-cell>
          <table:table-cell office:value-type="string">
            <text:p>{ "tech_smartmetal_manipulation_1" }</text:p>
          </table:table-cell>
          <table:table-cell office:value-type="string">
            <text:p>"BATTLESHIP_SMARTMETAL_BANK_2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SMARTMETAL_BANK_2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4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battleship large_ship_fallen_empire }</text:p>
          </table:table-cell>
          <table:table-cell office:value-type="string">
            <text:p>{ "tech_smartmetal_manipulation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SHIELD_MULTIPLEXER_1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2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5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>{ battleship large_ship_fallen_empire }</text:p>
          </table:table-cell>
          <table:table-cell office:value-type="string">
            <text:p>{ "tech_shield_multiplexer_1" }</text:p>
          </table:table-cell>
          <table:table-cell office:value-type="string">
            <text:p>"BATTLESHIP_SHIELD_MULTIPLEXER_2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SHIELD_MULTIPLEXER_2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480</text:p>
          </table:table-cell>
          <table:table-cell office:value-type="string">
            <text:p>48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>{ battleship large_ship_fallen_empire }</text:p>
          </table:table-cell>
          <table:table-cell office:value-type="string">
            <text:p>{ "tech_shield_multiplexer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TARGETING_OPTRONICS_1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160</text:p>
          </table:table-cell>
          <table:table-cell office:value-type="string">
            <text:p>16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{ battleship large_ship_fallen_empire }</text:p>
          </table:table-cell>
          <table:table-cell office:value-type="string">
            <text:p>{ "tech_targeting_optronics_1" }</text:p>
          </table:table-cell>
          <table:table-cell office:value-type="string">
            <text:p>"BATTLESHIP_TARGETING_OPTRONICS_2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TARGETING_OPTRONICS_2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4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{ battleship large_ship_fallen_empire }</text:p>
          </table:table-cell>
          <table:table-cell office:value-type="string">
            <text:p>{ "tech_targeting_optronics_2" }</text:p>
          </table:table-cell>
          <table:table-cell office:value-type="string">
            <text:p>"BATTLESHIP_TARGETING_OPTRONICS_3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BATTLESHIP_TARGETING_OPTRONICS_3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800</text:p>
          </table:table-cell>
          <table:table-cell office:value-type="string">
            <text:p>800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>{ battleship large_ship_fallen_empire }</text:p>
          </table:table-cell>
          <table:table-cell office:value-type="string">
            <text:p>{ tech_enigmatic_encoder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SMARTMETAL_BANK_1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320</text:p>
          </table:table-cell>
          <table:table-cell office:value-type="string">
            <text:p>32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dreadnought juggernaut }</text:p>
          </table:table-cell>
          <table:table-cell office:value-type="string">
            <text:p>{ "tech_smartmetal_manipulation_1" }</text:p>
          </table:table-cell>
          <table:table-cell office:value-type="string">
            <text:p>"DREADNOUGHT_SMARTMETAL_BANK_2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SMARTMETAL_BANK_2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800</text:p>
          </table:table-cell>
          <table:table-cell office:value-type="string">
            <text:p>8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dreadnought juggernaut }</text:p>
          </table:table-cell>
          <table:table-cell office:value-type="string">
            <text:p>{ "tech_smartmetal_manipulation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SHIELD_MULTIPLEXER_1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4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5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>{ dreadnought juggernaut }</text:p>
          </table:table-cell>
          <table:table-cell office:value-type="string">
            <text:p>{ "tech_shield_multiplexer_1" }</text:p>
          </table:table-cell>
          <table:table-cell office:value-type="string">
            <text:p>"DREADNOUGHT_SHIELD_MULTIPLEXER_2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SHIELD_MULTIPLEXER_2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960</text:p>
          </table:table-cell>
          <table:table-cell office:value-type="string">
            <text:p>96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>{ dreadnought juggernaut }</text:p>
          </table:table-cell>
          <table:table-cell office:value-type="string">
            <text:p>{ "tech_shield_multiplexer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TARGETING_OPTRONICS_1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320</text:p>
          </table:table-cell>
          <table:table-cell office:value-type="string">
            <text:p>32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{ dreadnought juggernaut }</text:p>
          </table:table-cell>
          <table:table-cell office:value-type="string">
            <text:p>{ "tech_targeting_optronics_1" }</text:p>
          </table:table-cell>
          <table:table-cell office:value-type="string">
            <text:p>"DREADNOUGHT_TARGETING_OPTRONICS_2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TARGETING_OPTRONICS_2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800</text:p>
          </table:table-cell>
          <table:table-cell office:value-type="string">
            <text:p>8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{ dreadnought juggernaut }</text:p>
          </table:table-cell>
          <table:table-cell office:value-type="string">
            <text:p>{ "tech_targeting_optronics_2" }</text:p>
          </table:table-cell>
          <table:table-cell office:value-type="string">
            <text:p>"DREADNOUGHT_TARGETING_OPTRONICS_3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DREADNOUGHT_TARGETING_OPTRONICS_3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1600</text:p>
          </table:table-cell>
          <table:table-cell office:value-type="string">
            <text:p>1600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>{ dreadnought juggernaut }</text:p>
          </table:table-cell>
          <table:table-cell office:value-type="string">
            <text:p>{ tech_enigmatic_encoder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SMARTMETAL_BANK_1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military_station_small outpost_station }</text:p>
          </table:table-cell>
          <table:table-cell office:value-type="string">
            <text:p>{ "tech_smartmetal_manipulation_1" }</text:p>
          </table:table-cell>
          <table:table-cell office:value-type="string">
            <text:p>"SMALL_STATION_SMARTMETAL_BANK_2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SMARTMETAL_BANK_2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125</text:p>
          </table:table-cell>
          <table:table-cell office:value-type="string">
            <text:p>62.5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military_station_small outpost_station }</text:p>
          </table:table-cell>
          <table:table-cell office:value-type="string">
            <text:p>{ "tech_smartmetal_manipulation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SHIELD_MULTIPLEXER_1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62.5</text:p>
          </table:table-cell>
          <table:table-cell office:value-type="string">
            <text:p>31.25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5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>{ military_station_small outpost_station }</text:p>
          </table:table-cell>
          <table:table-cell office:value-type="string">
            <text:p>{ "tech_shield_multiplexer_1" }</text:p>
          </table:table-cell>
          <table:table-cell office:value-type="string">
            <text:p>"SMALL_STATION_SHIELD_MULTIPLEXER_2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SHIELD_MULTIPLEXER_2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150</text:p>
          </table:table-cell>
          <table:table-cell office:value-type="string">
            <text:p>75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>{ military_station_small outpost_station }</text:p>
          </table:table-cell>
          <table:table-cell office:value-type="string">
            <text:p>{ "tech_shield_multiplexer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TARGETING_OPTRONICS_1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{ military_station_small outpost_station }</text:p>
          </table:table-cell>
          <table:table-cell office:value-type="string">
            <text:p>{ "tech_targeting_optronics_1" }</text:p>
          </table:table-cell>
          <table:table-cell office:value-type="string">
            <text:p>"SMALL_STATION_TARGETING_OPTRONICS_2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TARGETING_OPTRONICS_2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125</text:p>
          </table:table-cell>
          <table:table-cell office:value-type="string">
            <text:p>62.5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{ military_station_small outpost_station }</text:p>
          </table:table-cell>
          <table:table-cell office:value-type="string">
            <text:p>{ "tech_targeting_optronics_2" }</text:p>
          </table:table-cell>
          <table:table-cell office:value-type="string">
            <text:p>"SMALL_STATION_TARGETING_OPTRONICS_3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SMALL_STATION_TARGETING_OPTRONICS_3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250</text:p>
          </table:table-cell>
          <table:table-cell office:value-type="string">
            <text:p>125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>{ military_station_small outpost_station }</text:p>
          </table:table-cell>
          <table:table-cell office:value-type="string">
            <text:p>{ tech_enigmatic_encoder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SMARTMETAL_BANK_1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"tech_smartmetal_manipulation_1" }</text:p>
          </table:table-cell>
          <table:table-cell office:value-type="string">
            <text:p>"MEDIUM_STATION_SMARTMETAL_BANK_2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SMARTMETAL_BANK_2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250</text:p>
          </table:table-cell>
          <table:table-cell office:value-type="string">
            <text:p>125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"tech_smartmetal_manipulation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SHIELD_MULTIPLEXER_1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125</text:p>
          </table:table-cell>
          <table:table-cell office:value-type="string">
            <text:p>62.5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5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"tech_shield_multiplexer_1" }</text:p>
          </table:table-cell>
          <table:table-cell office:value-type="string">
            <text:p>"MEDIUM_STATION_SHIELD_MULTIPLEXER_2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SHIELD_MULTIPLEXER_2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300</text:p>
          </table:table-cell>
          <table:table-cell office:value-type="string">
            <text:p>15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"tech_shield_multiplexer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TARGETING_OPTRONICS_1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"tech_targeting_optronics_1" }</text:p>
          </table:table-cell>
          <table:table-cell office:value-type="string">
            <text:p>"MEDIUM_STATION_TARGETING_OPTRONICS_2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TARGETING_OPTRONICS_2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250</text:p>
          </table:table-cell>
          <table:table-cell office:value-type="string">
            <text:p>125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"tech_targeting_optronics_2" }</text:p>
          </table:table-cell>
          <table:table-cell office:value-type="string">
            <text:p>"MEDIUM_STATION_TARGETING_OPTRONICS_3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MEDIUM_STATION_TARGETING_OPTRONICS_3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500</text:p>
          </table:table-cell>
          <table:table-cell office:value-type="string">
            <text:p>250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>{ military_station_medium military_station_small_fallen_empire }</text:p>
          </table:table-cell>
          <table:table-cell office:value-type="string">
            <text:p>{ tech_enigmatic_encoder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SMARTMETAL_BANK_1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1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"tech_smartmetal_manipulation_1" }</text:p>
          </table:table-cell>
          <table:table-cell office:value-type="string">
            <text:p>"LARGE_STATION_SMARTMETAL_BANK_2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SMARTMETAL_BANK_2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500</text:p>
          </table:table-cell>
          <table:table-cell office:value-type="string">
            <text:p>25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"tech_smartmetal_manipulation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SHIELD_MULTIPLEXER_1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250</text:p>
          </table:table-cell>
          <table:table-cell office:value-type="string">
            <text:p>125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5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"tech_shield_multiplexer_1" }</text:p>
          </table:table-cell>
          <table:table-cell office:value-type="string">
            <text:p>"LARGE_STATION_SHIELD_MULTIPLEXER_2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SHIELD_MULTIPLEXER_2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600</text:p>
          </table:table-cell>
          <table:table-cell office:value-type="string">
            <text:p>3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"tech_shield_multiplexer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TARGETING_OPTRONICS_1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200</text:p>
          </table:table-cell>
          <table:table-cell office:value-type="string">
            <text:p>1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"tech_targeting_optronics_1" }</text:p>
          </table:table-cell>
          <table:table-cell office:value-type="string">
            <text:p>"LARGE_STATION_TARGETING_OPTRONICS_2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TARGETING_OPTRONICS_2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500</text:p>
          </table:table-cell>
          <table:table-cell office:value-type="string">
            <text:p>25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"tech_targeting_optronics_2" }</text:p>
          </table:table-cell>
          <table:table-cell office:value-type="string">
            <text:p>"LARGE_STATION_TARGETING_OPTRONICS_3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LARGE_STATION_TARGETING_OPTRONICS_3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1000</text:p>
          </table:table-cell>
          <table:table-cell office:value-type="string">
            <text:p>500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>{ military_station_large military_station_large_fallen_empire }</text:p>
          </table:table-cell>
          <table:table-cell office:value-type="string">
            <text:p>{ tech_enigmatic_encoder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SMARTMETAL_BANK_1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2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>0.02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military_station_extra_large }</text:p>
          </table:table-cell>
          <table:table-cell office:value-type="string">
            <text:p>{ "tech_smartmetal_manipulation_1" }</text:p>
          </table:table-cell>
          <table:table-cell office:value-type="string">
            <text:p>"EXTRA_LARGE_STATION_SMARTMETAL_BANK_2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SMARTMETAL_BANK_2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1000</text:p>
          </table:table-cell>
          <table:table-cell office:value-type="string">
            <text:p>5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>0.04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military_station_extra_large }</text:p>
          </table:table-cell>
          <table:table-cell office:value-type="string">
            <text:p>{ "tech_smartmetal_manipulation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SHIELD_MULTIPLEXER_1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500</text:p>
          </table:table-cell>
          <table:table-cell office:value-type="string">
            <text:p>25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5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>{ military_station_extra_large }</text:p>
          </table:table-cell>
          <table:table-cell office:value-type="string">
            <text:p>{ "tech_shield_multiplexer_1" }</text:p>
          </table:table-cell>
          <table:table-cell office:value-type="string">
            <text:p>"EXTRA_LARGE_STATION_SHIELD_MULTIPLEXER_2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SHIELD_MULTIPLEXER_2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1200</text:p>
          </table:table-cell>
          <table:table-cell office:value-type="string">
            <text:p>6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>0.5</text:p>
          </table:table-cell>
          <table:table-cell office:value-type="string">
            <text:p/>
          </table:table-cell>
          <table:table-cell office:value-type="string">
            <text:p>{ military_station_extra_large }</text:p>
          </table:table-cell>
          <table:table-cell office:value-type="string">
            <text:p>{ "tech_shield_multiplexer_2"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TARGETING_OPTRONICS_1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400</text:p>
          </table:table-cell>
          <table:table-cell office:value-type="string">
            <text:p>200</text:p>
          </table:table-cell>
          <table:table-cell office:value-type="string">
            <text:p>1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{ military_station_extra_large }</text:p>
          </table:table-cell>
          <table:table-cell office:value-type="string">
            <text:p>{ "tech_targeting_optronics_1" }</text:p>
          </table:table-cell>
          <table:table-cell office:value-type="string">
            <text:p>"EXTRA_LARGE_STATION_TARGETING_OPTRONICS_2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TARGETING_OPTRONICS_2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1000</text:p>
          </table:table-cell>
          <table:table-cell office:value-type="string">
            <text:p>500</text:p>
          </table:table-cell>
          <table:table-cell office:value-type="string">
            <text:p>1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{ military_station_extra_large }</text:p>
          </table:table-cell>
          <table:table-cell office:value-type="string">
            <text:p>{ "tech_targeting_optronics_2" }</text:p>
          </table:table-cell>
          <table:table-cell office:value-type="string">
            <text:p>"EXTRA_LARGE_STATION_TARGETING_OPTRONICS_3"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EXTRA_LARGE_STATION_TARGETING_OPTRONICS_3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2000</text:p>
          </table:table-cell>
          <table:table-cell office:value-type="string">
            <text:p>1000</text:p>
          </table:table-cell>
          <table:table-cell office:value-type="string">
            <text:p>100</text:p>
          </table:table-cell>
          <table:table-cell office:value-type="string">
            <text:p>"ex_aux_slot_replace"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</text:p>
          </table:table-cell>
          <table:table-cell office:value-type="string">
            <text:p>{ military_station_extra_large }</text:p>
          </table:table-cell>
          <table:table-cell office:value-type="string">
            <text:p>{ tech_enigmatic_encoder }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"AUTO_REPAIR"</text:p>
          </table:table-cell>
          <table:table-cell office:value-type="string">
            <text:p>aux</text:p>
          </table:table-cell>
          <table:table-cell office:value-type="string">
            <text:p>"GFX_ship_part_auto_repair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0.02</text:p>
          </table:table-cell>
          <table:table-cell office:value-type="string">
            <text:p>0.1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AUTO_REPAIR_2"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"AUTO_REPAIR_2"</text:p>
          </table:table-cell>
          <table:table-cell office:value-type="string">
            <text:p>aux</text:p>
          </table:table-cell>
          <table:table-cell office:value-type="string">
            <text:p>"GFX_ship_part_auto_repair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0.04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"SHIELD_MULTIPLEXER_1"</text:p>
          </table:table-cell>
          <table:table-cell office:value-type="string">
            <text:p>aux</text:p>
          </table:table-cell>
          <table:table-cell office:value-type="string">
            <text:p>"GFX_ship_part_shield_multiplexer_1"</text:p>
          </table:table-cell>
          <table:table-cell office:value-type="string">
            <text:p>1</text:p>
          </table:table-cell>
          <table:table-cell office:value-type="string">
            <text:p>-25</text:p>
          </table:table-cell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25</text:p>
          </table:table-cell>
          <table:table-cell office:value-type="string">
            <text:p>0.1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SHIELD_MULTIPLEXER_2"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"SHIELD_MULTIPLEXER_2"</text:p>
          </table:table-cell>
          <table:table-cell office:value-type="string">
            <text:p>aux</text:p>
          </table:table-cell>
          <table:table-cell office:value-type="string">
            <text:p>"GFX_ship_part_shield_multiplexer_2"</text:p>
          </table:table-cell>
          <table:table-cell office:value-type="string">
            <text:p>1</text:p>
          </table:table-cell>
          <table:table-cell office:value-type="string">
            <text:p>-60</text:p>
          </table:table-cell>
          <table:table-cell office:value-type="string">
            <text:p>60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5</text:p>
          </table:table-cell>
          <table:table-cell office:value-type="string">
            <text:p>0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"TARGETING_OPTRONICS_1"</text:p>
          </table:table-cell>
          <table:table-cell office:value-type="string">
            <text:p>aux</text:p>
          </table:table-cell>
          <table:table-cell office:value-type="string">
            <text:p>"GFX_ship_part_targeting_optronics_1"</text:p>
          </table:table-cell>
          <table:table-cell office:value-type="string">
            <text:p>1</text:p>
          </table:table-cell>
          <table:table-cell office:value-type="string">
            <text:p>-20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TARGETING_OPTRONICS_2"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"TARGETING_OPTRONICS_2"</text:p>
          </table:table-cell>
          <table:table-cell office:value-type="string">
            <text:p>aux</text:p>
          </table:table-cell>
          <table:table-cell office:value-type="string">
            <text:p>"GFX_ship_part_targeting_optronics_2"</text:p>
          </table:table-cell>
          <table:table-cell office:value-type="string">
            <text:p>1</text:p>
          </table:table-cell>
          <table:table-cell office:value-type="string">
            <text:p>-50</text:p>
          </table:table-cell>
          <table:table-cell office:value-type="string">
            <text:p>50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TARGETING_OPTRONICS_3"</text:p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</table:table-row>
        <table:table-row>
          <table:table-cell office:value-type="string">
            <text:p>"TARGETING_OPTRONICS_3"</text:p>
          </table:table-cell>
          <table:table-cell office:value-type="string">
            <text:p>aux</text:p>
          </table:table-cell>
          <table:table-cell office:value-type="string">
            <text:p>"GFX_ship_part_enigmatic_encoder"</text:p>
          </table:table-cell>
          <table:table-cell office:value-type="string">
            <text:p>1</text:p>
          </table:table-cell>
          <table:table-cell office:value-type="string">
            <text:p>-100</text:p>
          </table:table-cell>
          <table:table-cell office:value-type="string">
            <text:p>100</text:p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defaul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of="urn:oasis:names:tc:opendocument:xmlns:of:1.2" xmlns:svg="urn:oasis:names:tc:opendocument:xmlns:svg-compatible:1.0" xmlns:number="urn:oasis:names:tc:opendocument:xmlns:data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config="urn:oasis:names:tc:opendocument:xmlns:config:1.0" xmlns:ooo="http://openoffice.org/2004/office" xmlns:dc="http://purl.org/dc/elements/1.1/" xmlns:fo="urn:oasis:names:tc:opendocument:xmlns:xsl-fo-compatible:1.0" xmlns:of="urn:oasis:names:tc:opendocument:xmlns:of:1.2" xmlns:svg="urn:oasis:names:tc:opendocument:xmlns:svg-compatible:1.0" xmlns:number="urn:oasis:names:tc:opendocument:xmlns:datastyle:1.0" office:version="1.2">
  <office:meta>
    <meta:generator>ODFPY/1.3.5</meta:generator>
  </office:meta>
</office:document-meta>
</file>